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7D3A5477EA1115A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2cm, 19.68cm, 9.37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19.5cm" svg:x="0cm" svg:y="0.68cm">
          <draw:image xlink:href="Pictures/10000000000005560000030097D3A5477EA11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17:31:33.787859676</dc:date>
    <meta:editing-duration>PT36M20S</meta:editing-duration>
    <meta:editing-cycles>12</meta:editing-cycles>
    <meta:generator>LibreOffice/5.1.6.2$Linux_X86_64 LibreOffice_project/10m0$Build-2</meta:generator>
    <meta:document-statistic meta:object-count="1"/>
  </office:meta>
</office:document-meta>
</file>